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6_08:17:2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2714" calcext:value-type="float">
            <text:p>12714</text:p>
          </table:table-cell>
          <table:table-cell office:value-type="float" office:value="11390" calcext:value-type="float">
            <text:p>11390</text:p>
          </table:table-cell>
          <table:table-cell office:value-type="float" office:value="1324" calcext:value-type="float">
            <text:p>1324</text:p>
          </table:table-cell>
          <table:table-cell/>
          <table:table-cell office:value-type="float" office:value="28033" calcext:value-type="float">
            <text:p>28033</text:p>
          </table:table-cell>
          <table:table-cell office:value-type="float" office:value="22063" calcext:value-type="float">
            <text:p>22063</text:p>
          </table:table-cell>
          <table:table-cell office:value-type="float" office:value="5970" calcext:value-type="float">
            <text:p>5970</text:p>
          </table:table-cell>
          <table:table-cell/>
          <table:table-cell office:value-type="float" office:value="657287" calcext:value-type="float">
            <text:p>657287</text:p>
          </table:table-cell>
          <table:table-cell office:value-type="float" office:value="614923" calcext:value-type="float">
            <text:p>614923</text:p>
          </table:table-cell>
          <table:table-cell office:value-type="float" office:value="42364" calcext:value-type="float">
            <text:p>42364</text:p>
          </table:table-cell>
          <table:table-cell/>
          <table:table-cell table:formula="of:=[.M2]/([.E2]+[.I2]+[.M2])" office:value-type="percentage" office:value="0.853115308711587" calcext:value-type="percentage">
            <text:p>85.31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2171" calcext:value-type="float">
            <text:p>2171</text:p>
          </table:table-cell>
          <table:table-cell office:value-type="float" office:value="2158" calcext:value-type="float">
            <text:p>215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265" calcext:value-type="float">
            <text:p>26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946" calcext:value-type="float">
            <text:p>946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M3]/([.E3]+[.I3]+[.M3])" office:value-type="percentage" office:value="0.724458204334365" calcext:value-type="percentage">
            <text:p>72.45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0288" calcext:value-type="float">
            <text:p>10288</text:p>
          </table:table-cell>
          <table:table-cell office:value-type="float" office:value="9332" calcext:value-type="float">
            <text:p>9332</text:p>
          </table:table-cell>
          <table:table-cell office:value-type="float" office:value="956" calcext:value-type="float">
            <text:p>956</text:p>
          </table:table-cell>
          <table:table-cell/>
          <table:table-cell office:value-type="float" office:value="34282" calcext:value-type="float">
            <text:p>34282</text:p>
          </table:table-cell>
          <table:table-cell office:value-type="float" office:value="30775" calcext:value-type="float">
            <text:p>30775</text:p>
          </table:table-cell>
          <table:table-cell office:value-type="float" office:value="3507" calcext:value-type="float">
            <text:p>3507</text:p>
          </table:table-cell>
          <table:table-cell/>
          <table:table-cell office:value-type="float" office:value="631373" calcext:value-type="float">
            <text:p>631373</text:p>
          </table:table-cell>
          <table:table-cell office:value-type="float" office:value="586786" calcext:value-type="float">
            <text:p>586786</text:p>
          </table:table-cell>
          <table:table-cell office:value-type="float" office:value="44587" calcext:value-type="float">
            <text:p>44587</text:p>
          </table:table-cell>
          <table:table-cell/>
          <table:table-cell table:formula="of:=[.M4]/([.E4]+[.I4]+[.M4])" office:value-type="percentage" office:value="0.90901121304791" calcext:value-type="percentage">
            <text:p>90.90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0203" calcext:value-type="float">
            <text:p>10203</text:p>
          </table:table-cell>
          <table:table-cell office:value-type="float" office:value="8767" calcext:value-type="float">
            <text:p>8767</text:p>
          </table:table-cell>
          <table:table-cell office:value-type="float" office:value="1436" calcext:value-type="float">
            <text:p>1436</text:p>
          </table:table-cell>
          <table:table-cell/>
          <table:table-cell office:value-type="float" office:value="26643" calcext:value-type="float">
            <text:p>26643</text:p>
          </table:table-cell>
          <table:table-cell office:value-type="float" office:value="21987" calcext:value-type="float">
            <text:p>21987</text:p>
          </table:table-cell>
          <table:table-cell office:value-type="float" office:value="4656" calcext:value-type="float">
            <text:p>4656</text:p>
          </table:table-cell>
          <table:table-cell/>
          <table:table-cell office:value-type="float" office:value="660340" calcext:value-type="float">
            <text:p>660340</text:p>
          </table:table-cell>
          <table:table-cell office:value-type="float" office:value="615992" calcext:value-type="float">
            <text:p>615992</text:p>
          </table:table-cell>
          <table:table-cell office:value-type="float" office:value="44348" calcext:value-type="float">
            <text:p>44348</text:p>
          </table:table-cell>
          <table:table-cell/>
          <table:table-cell table:formula="of:=[.M5]/([.E5]+[.I5]+[.M5])" office:value-type="percentage" office:value="0.879222839016653" calcext:value-type="percentage">
            <text:p>87.92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1910" calcext:value-type="float">
            <text:p>11910</text:p>
          </table:table-cell>
          <table:table-cell office:value-type="float" office:value="10482" calcext:value-type="float">
            <text:p>10482</text:p>
          </table:table-cell>
          <table:table-cell office:value-type="float" office:value="1428" calcext:value-type="float">
            <text:p>1428</text:p>
          </table:table-cell>
          <table:table-cell/>
          <table:table-cell office:value-type="float" office:value="28309" calcext:value-type="float">
            <text:p>28309</text:p>
          </table:table-cell>
          <table:table-cell office:value-type="float" office:value="23423" calcext:value-type="float">
            <text:p>23423</text:p>
          </table:table-cell>
          <table:table-cell office:value-type="float" office:value="4886" calcext:value-type="float">
            <text:p>4886</text:p>
          </table:table-cell>
          <table:table-cell/>
          <table:table-cell office:value-type="float" office:value="644654" calcext:value-type="float">
            <text:p>644654</text:p>
          </table:table-cell>
          <table:table-cell office:value-type="float" office:value="601072" calcext:value-type="float">
            <text:p>601072</text:p>
          </table:table-cell>
          <table:table-cell office:value-type="float" office:value="43582" calcext:value-type="float">
            <text:p>43582</text:p>
          </table:table-cell>
          <table:table-cell/>
          <table:table-cell table:formula="of:=[.M6]/([.E6]+[.I6]+[.M6])" office:value-type="percentage" office:value="0.873456790123457" calcext:value-type="percentage">
            <text:p>87.35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9048" calcext:value-type="float">
            <text:p>9048</text:p>
          </table:table-cell>
          <table:table-cell office:value-type="float" office:value="7970" calcext:value-type="float">
            <text:p>7970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float" office:value="26913" calcext:value-type="float">
            <text:p>26913</text:p>
          </table:table-cell>
          <table:table-cell office:value-type="float" office:value="22242" calcext:value-type="float">
            <text:p>22242</text:p>
          </table:table-cell>
          <table:table-cell office:value-type="float" office:value="4671" calcext:value-type="float">
            <text:p>4671</text:p>
          </table:table-cell>
          <table:table-cell/>
          <table:table-cell office:value-type="float" office:value="648835" calcext:value-type="float">
            <text:p>648835</text:p>
          </table:table-cell>
          <table:table-cell office:value-type="float" office:value="607325" calcext:value-type="float">
            <text:p>607325</text:p>
          </table:table-cell>
          <table:table-cell office:value-type="float" office:value="41510" calcext:value-type="float">
            <text:p>41510</text:p>
          </table:table-cell>
          <table:table-cell/>
          <table:table-cell table:formula="of:=[.M7]/([.E7]+[.I7]+[.M7])" office:value-type="percentage" office:value="0.878351213525466" calcext:value-type="percentage">
            <text:p>87.84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7448" calcext:value-type="float">
            <text:p>7448</text:p>
          </table:table-cell>
          <table:table-cell office:value-type="float" office:value="6469" calcext:value-type="float">
            <text:p>6469</text:p>
          </table:table-cell>
          <table:table-cell office:value-type="float" office:value="979" calcext:value-type="float">
            <text:p>979</text:p>
          </table:table-cell>
          <table:table-cell/>
          <table:table-cell office:value-type="float" office:value="26650" calcext:value-type="float">
            <text:p>26650</text:p>
          </table:table-cell>
          <table:table-cell office:value-type="float" office:value="21719" calcext:value-type="float">
            <text:p>21719</text:p>
          </table:table-cell>
          <table:table-cell office:value-type="float" office:value="4931" calcext:value-type="float">
            <text:p>4931</text:p>
          </table:table-cell>
          <table:table-cell/>
          <table:table-cell office:value-type="float" office:value="652196" calcext:value-type="float">
            <text:p>652196</text:p>
          </table:table-cell>
          <table:table-cell office:value-type="float" office:value="608062" calcext:value-type="float">
            <text:p>608062</text:p>
          </table:table-cell>
          <table:table-cell office:value-type="float" office:value="44134" calcext:value-type="float">
            <text:p>44134</text:p>
          </table:table-cell>
          <table:table-cell/>
          <table:table-cell table:formula="of:=[.M8]/([.E8]+[.I8]+[.M8])" office:value-type="percentage" office:value="0.881903924546399" calcext:value-type="percentage">
            <text:p>88.19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7427" calcext:value-type="float">
            <text:p>7427</text:p>
          </table:table-cell>
          <table:table-cell office:value-type="float" office:value="6582" calcext:value-type="float">
            <text:p>6582</text:p>
          </table:table-cell>
          <table:table-cell office:value-type="float" office:value="845" calcext:value-type="float">
            <text:p>845</text:p>
          </table:table-cell>
          <table:table-cell/>
          <table:table-cell office:value-type="float" office:value="21895" calcext:value-type="float">
            <text:p>21895</text:p>
          </table:table-cell>
          <table:table-cell office:value-type="float" office:value="18899" calcext:value-type="float">
            <text:p>18899</text:p>
          </table:table-cell>
          <table:table-cell office:value-type="float" office:value="2996" calcext:value-type="float">
            <text:p>2996</text:p>
          </table:table-cell>
          <table:table-cell/>
          <table:table-cell office:value-type="float" office:value="646248" calcext:value-type="float">
            <text:p>646248</text:p>
          </table:table-cell>
          <table:table-cell office:value-type="float" office:value="604207" calcext:value-type="float">
            <text:p>604207</text:p>
          </table:table-cell>
          <table:table-cell office:value-type="float" office:value="42041" calcext:value-type="float">
            <text:p>42041</text:p>
          </table:table-cell>
          <table:table-cell/>
          <table:table-cell table:formula="of:=[.M9]/([.E9]+[.I9]+[.M9])" office:value-type="percentage" office:value="0.916285253476309" calcext:value-type="percentage">
            <text:p>91.63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7921" calcext:value-type="float">
            <text:p>7921</text:p>
          </table:table-cell>
          <table:table-cell office:value-type="float" office:value="6943" calcext:value-type="float">
            <text:p>6943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31762" calcext:value-type="float">
            <text:p>31762</text:p>
          </table:table-cell>
          <table:table-cell office:value-type="float" office:value="26515" calcext:value-type="float">
            <text:p>26515</text:p>
          </table:table-cell>
          <table:table-cell office:value-type="float" office:value="5247" calcext:value-type="float">
            <text:p>5247</text:p>
          </table:table-cell>
          <table:table-cell/>
          <table:table-cell office:value-type="float" office:value="647796" calcext:value-type="float">
            <text:p>647796</text:p>
          </table:table-cell>
          <table:table-cell office:value-type="float" office:value="603592" calcext:value-type="float">
            <text:p>603592</text:p>
          </table:table-cell>
          <table:table-cell office:value-type="float" office:value="44204" calcext:value-type="float">
            <text:p>44204</text:p>
          </table:table-cell>
          <table:table-cell/>
          <table:table-cell table:formula="of:=[.M10]/([.E10]+[.I10]+[.M10])" office:value-type="percentage" office:value="0.876559122727002" calcext:value-type="percentage">
            <text:p>87.66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9431" calcext:value-type="float">
            <text:p>9431</text:p>
          </table:table-cell>
          <table:table-cell office:value-type="float" office:value="8278" calcext:value-type="float">
            <text:p>8278</text:p>
          </table:table-cell>
          <table:table-cell office:value-type="float" office:value="1153" calcext:value-type="float">
            <text:p>1153</text:p>
          </table:table-cell>
          <table:table-cell/>
          <table:table-cell office:value-type="float" office:value="26971" calcext:value-type="float">
            <text:p>26971</text:p>
          </table:table-cell>
          <table:table-cell office:value-type="float" office:value="22995" calcext:value-type="float">
            <text:p>22995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52725" calcext:value-type="float">
            <text:p>652725</text:p>
          </table:table-cell>
          <table:table-cell office:value-type="float" office:value="609984" calcext:value-type="float">
            <text:p>609984</text:p>
          </table:table-cell>
          <table:table-cell office:value-type="float" office:value="42741" calcext:value-type="float">
            <text:p>42741</text:p>
          </table:table-cell>
          <table:table-cell/>
          <table:table-cell table:formula="of:=[.M11]/([.E11]+[.I11]+[.M11])" office:value-type="percentage" office:value="0.892855650720702" calcext:value-type="percentage">
            <text:p>89.29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7481" calcext:value-type="float">
            <text:p>7481</text:p>
          </table:table-cell>
          <table:table-cell office:value-type="float" office:value="6587" calcext:value-type="float">
            <text:p>6587</text:p>
          </table:table-cell>
          <table:table-cell office:value-type="float" office:value="894" calcext:value-type="float">
            <text:p>894</text:p>
          </table:table-cell>
          <table:table-cell/>
          <table:table-cell office:value-type="float" office:value="19779" calcext:value-type="float">
            <text:p>19779</text:p>
          </table:table-cell>
          <table:table-cell office:value-type="float" office:value="15341" calcext:value-type="float">
            <text:p>15341</text:p>
          </table:table-cell>
          <table:table-cell office:value-type="float" office:value="4438" calcext:value-type="float">
            <text:p>4438</text:p>
          </table:table-cell>
          <table:table-cell/>
          <table:table-cell office:value-type="float" office:value="642557" calcext:value-type="float">
            <text:p>642557</text:p>
          </table:table-cell>
          <table:table-cell office:value-type="float" office:value="599667" calcext:value-type="float">
            <text:p>599667</text:p>
          </table:table-cell>
          <table:table-cell office:value-type="float" office:value="42890" calcext:value-type="float">
            <text:p>42890</text:p>
          </table:table-cell>
          <table:table-cell/>
          <table:table-cell table:formula="of:=[.M12]/([.E12]+[.I12]+[.M12])" office:value-type="percentage" office:value="0.88942806188047" calcext:value-type="percentage">
            <text:p>88.94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1887" calcext:value-type="float">
            <text:p>11887</text:p>
          </table:table-cell>
          <table:table-cell office:value-type="float" office:value="10444" calcext:value-type="float">
            <text:p>10444</text:p>
          </table:table-cell>
          <table:table-cell office:value-type="float" office:value="1443" calcext:value-type="float">
            <text:p>1443</text:p>
          </table:table-cell>
          <table:table-cell/>
          <table:table-cell office:value-type="float" office:value="50960" calcext:value-type="float">
            <text:p>50960</text:p>
          </table:table-cell>
          <table:table-cell office:value-type="float" office:value="45160" calcext:value-type="float">
            <text:p>45160</text:p>
          </table:table-cell>
          <table:table-cell office:value-type="float" office:value="5800" calcext:value-type="float">
            <text:p>5800</text:p>
          </table:table-cell>
          <table:table-cell/>
          <table:table-cell office:value-type="float" office:value="633037" calcext:value-type="float">
            <text:p>633037</text:p>
          </table:table-cell>
          <table:table-cell office:value-type="float" office:value="591180" calcext:value-type="float">
            <text:p>591180</text:p>
          </table:table-cell>
          <table:table-cell office:value-type="float" office:value="41857" calcext:value-type="float">
            <text:p>41857</text:p>
          </table:table-cell>
          <table:table-cell/>
          <table:table-cell table:formula="of:=[.M13]/([.E13]+[.I13]+[.M13])" office:value-type="percentage" office:value="0.852484725050917" calcext:value-type="percentage">
            <text:p>85.25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1609" calcext:value-type="float">
            <text:p>11609</text:p>
          </table:table-cell>
          <table:table-cell office:value-type="float" office:value="10207" calcext:value-type="float">
            <text:p>10207</text:p>
          </table:table-cell>
          <table:table-cell office:value-type="float" office:value="1402" calcext:value-type="float">
            <text:p>1402</text:p>
          </table:table-cell>
          <table:table-cell/>
          <table:table-cell office:value-type="float" office:value="33138" calcext:value-type="float">
            <text:p>33138</text:p>
          </table:table-cell>
          <table:table-cell office:value-type="float" office:value="28003" calcext:value-type="float">
            <text:p>28003</text:p>
          </table:table-cell>
          <table:table-cell office:value-type="float" office:value="5135" calcext:value-type="float">
            <text:p>5135</text:p>
          </table:table-cell>
          <table:table-cell/>
          <table:table-cell office:value-type="float" office:value="650553" calcext:value-type="float">
            <text:p>650553</text:p>
          </table:table-cell>
          <table:table-cell office:value-type="float" office:value="607935" calcext:value-type="float">
            <text:p>607935</text:p>
          </table:table-cell>
          <table:table-cell office:value-type="float" office:value="42618" calcext:value-type="float">
            <text:p>42618</text:p>
          </table:table-cell>
          <table:table-cell/>
          <table:table-cell table:formula="of:=[.M14]/([.E14]+[.I14]+[.M14])" office:value-type="percentage" office:value="0.867012511443393" calcext:value-type="percentage">
            <text:p>86.70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7756" calcext:value-type="float">
            <text:p>7756</text:p>
          </table:table-cell>
          <table:table-cell office:value-type="float" office:value="6737" calcext:value-type="float">
            <text:p>6737</text:p>
          </table:table-cell>
          <table:table-cell office:value-type="float" office:value="1019" calcext:value-type="float">
            <text:p>1019</text:p>
          </table:table-cell>
          <table:table-cell/>
          <table:table-cell office:value-type="float" office:value="22379" calcext:value-type="float">
            <text:p>22379</text:p>
          </table:table-cell>
          <table:table-cell office:value-type="float" office:value="17585" calcext:value-type="float">
            <text:p>17585</text:p>
          </table:table-cell>
          <table:table-cell office:value-type="float" office:value="4794" calcext:value-type="float">
            <text:p>4794</text:p>
          </table:table-cell>
          <table:table-cell/>
          <table:table-cell office:value-type="float" office:value="654091" calcext:value-type="float">
            <text:p>654091</text:p>
          </table:table-cell>
          <table:table-cell office:value-type="float" office:value="611181" calcext:value-type="float">
            <text:p>611181</text:p>
          </table:table-cell>
          <table:table-cell office:value-type="float" office:value="42910" calcext:value-type="float">
            <text:p>42910</text:p>
          </table:table-cell>
          <table:table-cell/>
          <table:table-cell table:formula="of:=[.M15]/([.E15]+[.I15]+[.M15])" office:value-type="percentage" office:value="0.880692896578618" calcext:value-type="percentage">
            <text:p>88.07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0851" calcext:value-type="float">
            <text:p>10851</text:p>
          </table:table-cell>
          <table:table-cell office:value-type="float" office:value="9310" calcext:value-type="float">
            <text:p>9310</text:p>
          </table:table-cell>
          <table:table-cell office:value-type="float" office:value="1541" calcext:value-type="float">
            <text:p>1541</text:p>
          </table:table-cell>
          <table:table-cell/>
          <table:table-cell office:value-type="float" office:value="23609" calcext:value-type="float">
            <text:p>23609</text:p>
          </table:table-cell>
          <table:table-cell office:value-type="float" office:value="17987" calcext:value-type="float">
            <text:p>17987</text:p>
          </table:table-cell>
          <table:table-cell office:value-type="float" office:value="5622" calcext:value-type="float">
            <text:p>5622</text:p>
          </table:table-cell>
          <table:table-cell/>
          <table:table-cell office:value-type="float" office:value="653931" calcext:value-type="float">
            <text:p>653931</text:p>
          </table:table-cell>
          <table:table-cell office:value-type="float" office:value="610890" calcext:value-type="float">
            <text:p>610890</text:p>
          </table:table-cell>
          <table:table-cell office:value-type="float" office:value="43041" calcext:value-type="float">
            <text:p>43041</text:p>
          </table:table-cell>
          <table:table-cell/>
          <table:table-cell table:formula="of:=[.M16]/([.E16]+[.I16]+[.M16])" office:value-type="percentage" office:value="0.857322125727034" calcext:value-type="percentage">
            <text:p>85.73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0935" calcext:value-type="float">
            <text:p>10935</text:p>
          </table:table-cell>
          <table:table-cell office:value-type="float" office:value="9812" calcext:value-type="float">
            <text:p>9812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float" office:value="24316" calcext:value-type="float">
            <text:p>24316</text:p>
          </table:table-cell>
          <table:table-cell office:value-type="float" office:value="20131" calcext:value-type="float">
            <text:p>20131</text:p>
          </table:table-cell>
          <table:table-cell office:value-type="float" office:value="4185" calcext:value-type="float">
            <text:p>4185</text:p>
          </table:table-cell>
          <table:table-cell/>
          <table:table-cell office:value-type="float" office:value="656496" calcext:value-type="float">
            <text:p>656496</text:p>
          </table:table-cell>
          <table:table-cell office:value-type="float" office:value="610838" calcext:value-type="float">
            <text:p>610838</text:p>
          </table:table-cell>
          <table:table-cell office:value-type="float" office:value="45658" calcext:value-type="float">
            <text:p>45658</text:p>
          </table:table-cell>
          <table:table-cell/>
          <table:table-cell table:formula="of:=[.M17]/([.E17]+[.I17]+[.M17])" office:value-type="percentage" office:value="0.895852136718597" calcext:value-type="percentage">
            <text:p>89.59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9777" calcext:value-type="float">
            <text:p>9777</text:p>
          </table:table-cell>
          <table:table-cell office:value-type="float" office:value="8494" calcext:value-type="float">
            <text:p>8494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float" office:value="26981" calcext:value-type="float">
            <text:p>26981</text:p>
          </table:table-cell>
          <table:table-cell office:value-type="float" office:value="22097" calcext:value-type="float">
            <text:p>22097</text:p>
          </table:table-cell>
          <table:table-cell office:value-type="float" office:value="4884" calcext:value-type="float">
            <text:p>4884</text:p>
          </table:table-cell>
          <table:table-cell/>
          <table:table-cell office:value-type="float" office:value="656527" calcext:value-type="float">
            <text:p>656527</text:p>
          </table:table-cell>
          <table:table-cell office:value-type="float" office:value="612507" calcext:value-type="float">
            <text:p>612507</text:p>
          </table:table-cell>
          <table:table-cell office:value-type="float" office:value="44020" calcext:value-type="float">
            <text:p>44020</text:p>
          </table:table-cell>
          <table:table-cell/>
          <table:table-cell table:formula="of:=[.M18]/([.E18]+[.I18]+[.M18])" office:value-type="percentage" office:value="0.877119572797736" calcext:value-type="percentage">
            <text:p>87.71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6883" calcext:value-type="float">
            <text:p>6883</text:p>
          </table:table-cell>
          <table:table-cell office:value-type="float" office:value="5784" calcext:value-type="float">
            <text:p>5784</text:p>
          </table:table-cell>
          <table:table-cell office:value-type="float" office:value="1099" calcext:value-type="float">
            <text:p>1099</text:p>
          </table:table-cell>
          <table:table-cell/>
          <table:table-cell office:value-type="float" office:value="23780" calcext:value-type="float">
            <text:p>23780</text:p>
          </table:table-cell>
          <table:table-cell office:value-type="float" office:value="18655" calcext:value-type="float">
            <text:p>18655</text:p>
          </table:table-cell>
          <table:table-cell office:value-type="float" office:value="5125" calcext:value-type="float">
            <text:p>5125</text:p>
          </table:table-cell>
          <table:table-cell/>
          <table:table-cell office:value-type="float" office:value="651876" calcext:value-type="float">
            <text:p>651876</text:p>
          </table:table-cell>
          <table:table-cell office:value-type="float" office:value="608741" calcext:value-type="float">
            <text:p>608741</text:p>
          </table:table-cell>
          <table:table-cell office:value-type="float" office:value="43135" calcext:value-type="float">
            <text:p>43135</text:p>
          </table:table-cell>
          <table:table-cell/>
          <table:table-cell table:formula="of:=[.M19]/([.E19]+[.I19]+[.M19])" office:value-type="percentage" office:value="0.873903442128082" calcext:value-type="percentage">
            <text:p>87.39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9443" calcext:value-type="float">
            <text:p>9443</text:p>
          </table:table-cell>
          <table:table-cell office:value-type="float" office:value="7872" calcext:value-type="float">
            <text:p>7872</text:p>
          </table:table-cell>
          <table:table-cell office:value-type="float" office:value="1571" calcext:value-type="float">
            <text:p>1571</text:p>
          </table:table-cell>
          <table:table-cell/>
          <table:table-cell office:value-type="float" office:value="26685" calcext:value-type="float">
            <text:p>26685</text:p>
          </table:table-cell>
          <table:table-cell office:value-type="float" office:value="21187" calcext:value-type="float">
            <text:p>21187</text:p>
          </table:table-cell>
          <table:table-cell office:value-type="float" office:value="5498" calcext:value-type="float">
            <text:p>5498</text:p>
          </table:table-cell>
          <table:table-cell/>
          <table:table-cell office:value-type="float" office:value="652957" calcext:value-type="float">
            <text:p>652957</text:p>
          </table:table-cell>
          <table:table-cell office:value-type="float" office:value="610731" calcext:value-type="float">
            <text:p>610731</text:p>
          </table:table-cell>
          <table:table-cell office:value-type="float" office:value="42226" calcext:value-type="float">
            <text:p>42226</text:p>
          </table:table-cell>
          <table:table-cell/>
          <table:table-cell table:formula="of:=[.M20]/([.E20]+[.I20]+[.M20])" office:value-type="percentage" office:value="0.856598032254793" calcext:value-type="percentage">
            <text:p>85.66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9699" calcext:value-type="float">
            <text:p>9699</text:p>
          </table:table-cell>
          <table:table-cell office:value-type="float" office:value="8320" calcext:value-type="float">
            <text:p>8320</text:p>
          </table:table-cell>
          <table:table-cell office:value-type="float" office:value="1379" calcext:value-type="float">
            <text:p>1379</text:p>
          </table:table-cell>
          <table:table-cell/>
          <table:table-cell office:value-type="float" office:value="24467" calcext:value-type="float">
            <text:p>24467</text:p>
          </table:table-cell>
          <table:table-cell office:value-type="float" office:value="19278" calcext:value-type="float">
            <text:p>19278</text:p>
          </table:table-cell>
          <table:table-cell office:value-type="float" office:value="5189" calcext:value-type="float">
            <text:p>5189</text:p>
          </table:table-cell>
          <table:table-cell/>
          <table:table-cell office:value-type="float" office:value="649110" calcext:value-type="float">
            <text:p>649110</text:p>
          </table:table-cell>
          <table:table-cell office:value-type="float" office:value="606066" calcext:value-type="float">
            <text:p>606066</text:p>
          </table:table-cell>
          <table:table-cell office:value-type="float" office:value="43044" calcext:value-type="float">
            <text:p>43044</text:p>
          </table:table-cell>
          <table:table-cell/>
          <table:table-cell table:formula="of:=[.M21]/([.E21]+[.I21]+[.M21])" office:value-type="percentage" office:value="0.867612674352979" calcext:value-type="percentage">
            <text:p>86.76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0497" calcext:value-type="float">
            <text:p>10497</text:p>
          </table:table-cell>
          <table:table-cell office:value-type="float" office:value="9126" calcext:value-type="float">
            <text:p>9126</text:p>
          </table:table-cell>
          <table:table-cell office:value-type="float" office:value="1371" calcext:value-type="float">
            <text:p>1371</text:p>
          </table:table-cell>
          <table:table-cell/>
          <table:table-cell office:value-type="float" office:value="28736" calcext:value-type="float">
            <text:p>28736</text:p>
          </table:table-cell>
          <table:table-cell office:value-type="float" office:value="23838" calcext:value-type="float">
            <text:p>23838</text:p>
          </table:table-cell>
          <table:table-cell office:value-type="float" office:value="4898" calcext:value-type="float">
            <text:p>4898</text:p>
          </table:table-cell>
          <table:table-cell/>
          <table:table-cell office:value-type="float" office:value="640109" calcext:value-type="float">
            <text:p>640109</text:p>
          </table:table-cell>
          <table:table-cell office:value-type="float" office:value="597463" calcext:value-type="float">
            <text:p>597463</text:p>
          </table:table-cell>
          <table:table-cell office:value-type="float" office:value="42646" calcext:value-type="float">
            <text:p>42646</text:p>
          </table:table-cell>
          <table:table-cell/>
          <table:table-cell table:formula="of:=[.M22]/([.E22]+[.I22]+[.M22])" office:value-type="percentage" office:value="0.871838904221609" calcext:value-type="percentage">
            <text:p>87.18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5490" calcext:value-type="float">
            <text:p>5490</text:p>
          </table:table-cell>
          <table:table-cell office:value-type="float" office:value="4657" calcext:value-type="float">
            <text:p>4657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20919" calcext:value-type="float">
            <text:p>20919</text:p>
          </table:table-cell>
          <table:table-cell office:value-type="float" office:value="16597" calcext:value-type="float">
            <text:p>16597</text:p>
          </table:table-cell>
          <table:table-cell office:value-type="float" office:value="4322" calcext:value-type="float">
            <text:p>4322</text:p>
          </table:table-cell>
          <table:table-cell/>
          <table:table-cell office:value-type="float" office:value="643539" calcext:value-type="float">
            <text:p>643539</text:p>
          </table:table-cell>
          <table:table-cell office:value-type="float" office:value="600777" calcext:value-type="float">
            <text:p>600777</text:p>
          </table:table-cell>
          <table:table-cell office:value-type="float" office:value="42762" calcext:value-type="float">
            <text:p>42762</text:p>
          </table:table-cell>
          <table:table-cell/>
          <table:table-cell table:formula="of:=[.M23]/([.E23]+[.I23]+[.M23])" office:value-type="percentage" office:value="0.892418139699898" calcext:value-type="percentage">
            <text:p>89.24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0196" calcext:value-type="float">
            <text:p>10196</text:p>
          </table:table-cell>
          <table:table-cell office:value-type="float" office:value="8755" calcext:value-type="float">
            <text:p>8755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28162" calcext:value-type="float">
            <text:p>28162</text:p>
          </table:table-cell>
          <table:table-cell office:value-type="float" office:value="23173" calcext:value-type="float">
            <text:p>23173</text:p>
          </table:table-cell>
          <table:table-cell office:value-type="float" office:value="4989" calcext:value-type="float">
            <text:p>4989</text:p>
          </table:table-cell>
          <table:table-cell/>
          <table:table-cell office:value-type="float" office:value="639216" calcext:value-type="float">
            <text:p>639216</text:p>
          </table:table-cell>
          <table:table-cell office:value-type="float" office:value="597297" calcext:value-type="float">
            <text:p>597297</text:p>
          </table:table-cell>
          <table:table-cell office:value-type="float" office:value="41919" calcext:value-type="float">
            <text:p>41919</text:p>
          </table:table-cell>
          <table:table-cell/>
          <table:table-cell table:formula="of:=[.M24]/([.E24]+[.I24]+[.M24])" office:value-type="percentage" office:value="0.867008624790585" calcext:value-type="percentage">
            <text:p>86.70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9325" calcext:value-type="float">
            <text:p>9325</text:p>
          </table:table-cell>
          <table:table-cell office:value-type="float" office:value="8007" calcext:value-type="float">
            <text:p>8007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24419" calcext:value-type="float">
            <text:p>24419</text:p>
          </table:table-cell>
          <table:table-cell office:value-type="float" office:value="18859" calcext:value-type="float">
            <text:p>18859</text:p>
          </table:table-cell>
          <table:table-cell office:value-type="float" office:value="5560" calcext:value-type="float">
            <text:p>5560</text:p>
          </table:table-cell>
          <table:table-cell/>
          <table:table-cell office:value-type="float" office:value="661921" calcext:value-type="float">
            <text:p>661921</text:p>
          </table:table-cell>
          <table:table-cell office:value-type="float" office:value="618117" calcext:value-type="float">
            <text:p>618117</text:p>
          </table:table-cell>
          <table:table-cell office:value-type="float" office:value="43804" calcext:value-type="float">
            <text:p>43804</text:p>
          </table:table-cell>
          <table:table-cell/>
          <table:table-cell table:formula="of:=[.M25]/([.E25]+[.I25]+[.M25])" office:value-type="percentage" office:value="0.864291069807821" calcext:value-type="percentage">
            <text:p>86.43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5477" calcext:value-type="float">
            <text:p>15477</text:p>
          </table:table-cell>
          <table:table-cell office:value-type="float" office:value="13937" calcext:value-type="float">
            <text:p>13937</text:p>
          </table:table-cell>
          <table:table-cell office:value-type="float" office:value="1540" calcext:value-type="float">
            <text:p>1540</text:p>
          </table:table-cell>
          <table:table-cell/>
          <table:table-cell office:value-type="float" office:value="51921" calcext:value-type="float">
            <text:p>51921</text:p>
          </table:table-cell>
          <table:table-cell office:value-type="float" office:value="47362" calcext:value-type="float">
            <text:p>47362</text:p>
          </table:table-cell>
          <table:table-cell office:value-type="float" office:value="4559" calcext:value-type="float">
            <text:p>4559</text:p>
          </table:table-cell>
          <table:table-cell/>
          <table:table-cell office:value-type="float" office:value="630287" calcext:value-type="float">
            <text:p>630287</text:p>
          </table:table-cell>
          <table:table-cell office:value-type="float" office:value="588319" calcext:value-type="float">
            <text:p>588319</text:p>
          </table:table-cell>
          <table:table-cell office:value-type="float" office:value="41968" calcext:value-type="float">
            <text:p>41968</text:p>
          </table:table-cell>
          <table:table-cell/>
          <table:table-cell table:formula="of:=[.M26]/([.E26]+[.I26]+[.M26])" office:value-type="percentage" office:value="0.873114610855681" calcext:value-type="percentage">
            <text:p>87.31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9834" calcext:value-type="float">
            <text:p>9834</text:p>
          </table:table-cell>
          <table:table-cell office:value-type="float" office:value="8518" calcext:value-type="float">
            <text:p>8518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float" office:value="26035" calcext:value-type="float">
            <text:p>26035</text:p>
          </table:table-cell>
          <table:table-cell office:value-type="float" office:value="21208" calcext:value-type="float">
            <text:p>21208</text:p>
          </table:table-cell>
          <table:table-cell office:value-type="float" office:value="4827" calcext:value-type="float">
            <text:p>4827</text:p>
          </table:table-cell>
          <table:table-cell/>
          <table:table-cell office:value-type="float" office:value="659081" calcext:value-type="float">
            <text:p>659081</text:p>
          </table:table-cell>
          <table:table-cell office:value-type="float" office:value="617103" calcext:value-type="float">
            <text:p>617103</text:p>
          </table:table-cell>
          <table:table-cell office:value-type="float" office:value="41978" calcext:value-type="float">
            <text:p>41978</text:p>
          </table:table-cell>
          <table:table-cell/>
          <table:table-cell table:formula="of:=[.M27]/([.E27]+[.I27]+[.M27])" office:value-type="percentage" office:value="0.872342636271067" calcext:value-type="percentage">
            <text:p>87.23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7494" calcext:value-type="float">
            <text:p>7494</text:p>
          </table:table-cell>
          <table:table-cell office:value-type="float" office:value="6160" calcext:value-type="float">
            <text:p>6160</text:p>
          </table:table-cell>
          <table:table-cell office:value-type="float" office:value="1334" calcext:value-type="float">
            <text:p>1334</text:p>
          </table:table-cell>
          <table:table-cell/>
          <table:table-cell office:value-type="float" office:value="32001" calcext:value-type="float">
            <text:p>32001</text:p>
          </table:table-cell>
          <table:table-cell office:value-type="float" office:value="26808" calcext:value-type="float">
            <text:p>26808</text:p>
          </table:table-cell>
          <table:table-cell office:value-type="float" office:value="5193" calcext:value-type="float">
            <text:p>5193</text:p>
          </table:table-cell>
          <table:table-cell/>
          <table:table-cell office:value-type="float" office:value="656341" calcext:value-type="float">
            <text:p>656341</text:p>
          </table:table-cell>
          <table:table-cell office:value-type="float" office:value="614086" calcext:value-type="float">
            <text:p>614086</text:p>
          </table:table-cell>
          <table:table-cell office:value-type="float" office:value="42255" calcext:value-type="float">
            <text:p>42255</text:p>
          </table:table-cell>
          <table:table-cell/>
          <table:table-cell table:formula="of:=[.M28]/([.E28]+[.I28]+[.M28])" office:value-type="percentage" office:value="0.866200647779919" calcext:value-type="percentage">
            <text:p>86.62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9900" calcext:value-type="float">
            <text:p>9900</text:p>
          </table:table-cell>
          <table:table-cell office:value-type="float" office:value="8653" calcext:value-type="float">
            <text:p>8653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25533" calcext:value-type="float">
            <text:p>25533</text:p>
          </table:table-cell>
          <table:table-cell office:value-type="float" office:value="20448" calcext:value-type="float">
            <text:p>20448</text:p>
          </table:table-cell>
          <table:table-cell office:value-type="float" office:value="5085" calcext:value-type="float">
            <text:p>5085</text:p>
          </table:table-cell>
          <table:table-cell/>
          <table:table-cell office:value-type="float" office:value="665995" calcext:value-type="float">
            <text:p>665995</text:p>
          </table:table-cell>
          <table:table-cell office:value-type="float" office:value="622464" calcext:value-type="float">
            <text:p>622464</text:p>
          </table:table-cell>
          <table:table-cell office:value-type="float" office:value="43531" calcext:value-type="float">
            <text:p>43531</text:p>
          </table:table-cell>
          <table:table-cell/>
          <table:table-cell table:formula="of:=[.M29]/([.E29]+[.I29]+[.M29])" office:value-type="percentage" office:value="0.873012053025289" calcext:value-type="percentage">
            <text:p>87.30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6464" calcext:value-type="float">
            <text:p>6464</text:p>
          </table:table-cell>
          <table:table-cell office:value-type="float" office:value="5462" calcext:value-type="float">
            <text:p>5462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20589" calcext:value-type="float">
            <text:p>20589</text:p>
          </table:table-cell>
          <table:table-cell office:value-type="float" office:value="17193" calcext:value-type="float">
            <text:p>17193</text:p>
          </table:table-cell>
          <table:table-cell office:value-type="float" office:value="3396" calcext:value-type="float">
            <text:p>3396</text:p>
          </table:table-cell>
          <table:table-cell/>
          <table:table-cell office:value-type="float" office:value="666996" calcext:value-type="float">
            <text:p>666996</text:p>
          </table:table-cell>
          <table:table-cell office:value-type="float" office:value="622031" calcext:value-type="float">
            <text:p>622031</text:p>
          </table:table-cell>
          <table:table-cell office:value-type="float" office:value="44965" calcext:value-type="float">
            <text:p>44965</text:p>
          </table:table-cell>
          <table:table-cell/>
          <table:table-cell table:formula="of:=[.M30]/([.E30]+[.I30]+[.M30])" office:value-type="percentage" office:value="0.91090492879282" calcext:value-type="percentage">
            <text:p>91.09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0527" calcext:value-type="float">
            <text:p>10527</text:p>
          </table:table-cell>
          <table:table-cell office:value-type="float" office:value="9021" calcext:value-type="float">
            <text:p>9021</text:p>
          </table:table-cell>
          <table:table-cell office:value-type="float" office:value="1506" calcext:value-type="float">
            <text:p>1506</text:p>
          </table:table-cell>
          <table:table-cell/>
          <table:table-cell office:value-type="float" office:value="27653" calcext:value-type="float">
            <text:p>27653</text:p>
          </table:table-cell>
          <table:table-cell office:value-type="float" office:value="22384" calcext:value-type="float">
            <text:p>22384</text:p>
          </table:table-cell>
          <table:table-cell office:value-type="float" office:value="5269" calcext:value-type="float">
            <text:p>5269</text:p>
          </table:table-cell>
          <table:table-cell/>
          <table:table-cell office:value-type="float" office:value="641418" calcext:value-type="float">
            <text:p>641418</text:p>
          </table:table-cell>
          <table:table-cell office:value-type="float" office:value="599622" calcext:value-type="float">
            <text:p>599622</text:p>
          </table:table-cell>
          <table:table-cell office:value-type="float" office:value="41796" calcext:value-type="float">
            <text:p>41796</text:p>
          </table:table-cell>
          <table:table-cell/>
          <table:table-cell table:formula="of:=[.M31]/([.E31]+[.I31]+[.M31])" office:value-type="percentage" office:value="0.860513475118898" calcext:value-type="percentage">
            <text:p>86.05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1530" calcext:value-type="float">
            <text:p>11530</text:p>
          </table:table-cell>
          <table:table-cell office:value-type="float" office:value="9933" calcext:value-type="float">
            <text:p>9933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31905" calcext:value-type="float">
            <text:p>31905</text:p>
          </table:table-cell>
          <table:table-cell office:value-type="float" office:value="26799" calcext:value-type="float">
            <text:p>26799</text:p>
          </table:table-cell>
          <table:table-cell office:value-type="float" office:value="5106" calcext:value-type="float">
            <text:p>5106</text:p>
          </table:table-cell>
          <table:table-cell/>
          <table:table-cell office:value-type="float" office:value="647889" calcext:value-type="float">
            <text:p>647889</text:p>
          </table:table-cell>
          <table:table-cell office:value-type="float" office:value="605788" calcext:value-type="float">
            <text:p>605788</text:p>
          </table:table-cell>
          <table:table-cell office:value-type="float" office:value="42101" calcext:value-type="float">
            <text:p>42101</text:p>
          </table:table-cell>
          <table:table-cell/>
          <table:table-cell table:formula="of:=[.M32]/([.E32]+[.I32]+[.M32])" office:value-type="percentage" office:value="0.862654700434391" calcext:value-type="percentage">
            <text:p>86.27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6627" calcext:value-type="float">
            <text:p>6627</text:p>
          </table:table-cell>
          <table:table-cell office:value-type="float" office:value="5526" calcext:value-type="float">
            <text:p>5526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7970" calcext:value-type="float">
            <text:p>17970</text:p>
          </table:table-cell>
          <table:table-cell office:value-type="float" office:value="13563" calcext:value-type="float">
            <text:p>13563</text:p>
          </table:table-cell>
          <table:table-cell office:value-type="float" office:value="4407" calcext:value-type="float">
            <text:p>4407</text:p>
          </table:table-cell>
          <table:table-cell/>
          <table:table-cell office:value-type="float" office:value="647768" calcext:value-type="float">
            <text:p>647768</text:p>
          </table:table-cell>
          <table:table-cell office:value-type="float" office:value="604324" calcext:value-type="float">
            <text:p>604324</text:p>
          </table:table-cell>
          <table:table-cell office:value-type="float" office:value="43444" calcext:value-type="float">
            <text:p>43444</text:p>
          </table:table-cell>
          <table:table-cell/>
          <table:table-cell table:formula="of:=[.M33]/([.E33]+[.I33]+[.M33])" office:value-type="percentage" office:value="0.887481614642915" calcext:value-type="percentage">
            <text:p>88.75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872032097018855" calcext:value-type="percentage">
            <text:p>87.2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8:22:52.279115361</dc:date>
    <meta:editing-duration>PT1M19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